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c2d7c" officeooo:paragraph-rsid="000c2d7c"/>
    </style:style>
    <style:style style:name="P2" style:family="paragraph" style:parent-style-name="Preformatted_20_Text">
      <style:text-properties officeooo:rsid="000c2d7c" officeooo:paragraph-rsid="000e727b"/>
    </style:style>
    <style:style style:name="P3" style:family="paragraph" style:parent-style-name="Preformatted_20_Text">
      <style:text-properties officeooo:rsid="000e727b" officeooo:paragraph-rsid="000e727b"/>
    </style:style>
    <style:style style:name="P4" style:family="paragraph" style:parent-style-name="Preformatted_20_Text">
      <style:text-properties officeooo:rsid="000e727b" officeooo:paragraph-rsid="0010c33c"/>
    </style:style>
    <style:style style:name="P5" style:family="paragraph" style:parent-style-name="Preformatted_20_Text">
      <style:text-properties officeooo:rsid="0014b5ae" officeooo:paragraph-rsid="0014b5ae"/>
    </style:style>
    <style:style style:name="P6" style:family="paragraph" style:parent-style-name="Preformatted_20_Text">
      <style:text-properties fo:font-weight="bold" officeooo:rsid="0014d5f8" officeooo:paragraph-rsid="0014d5f8" style:font-weight-asian="bold" style:font-weight-complex="bold"/>
    </style:style>
    <style:style style:name="T1" style:family="text">
      <style:text-properties officeooo:rsid="000cb44f"/>
    </style:style>
    <style:style style:name="T2" style:family="text">
      <style:text-properties officeooo:rsid="0010c3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Тип недвижимости</text:p>
      <text:p text:style-name="P3">Дом, дача, коттедж</text:p>
      <text:p text:style-name="P2"><text:tab/>Любого типа дом, будь то кирпичный или из бруса, некоторую информацию <text:tab/>можно будет уточнить ниже.</text:p>
      <text:p text:style-name="P3">Квартира, комната</text:p>
      <text:p text:style-name="P4"><text:tab/><text:span text:style-name="T2">Любая квартира, в любом типе дома - Сталинка, Хрущевка, Брежневка, <text:tab/>современная и другие</text:span></text:p>
      <text:p text:style-name="P3">Земельный участок</text:p>
      <text:p text:style-name="P3"/>
      <text:p text:style-name="P3">Гараж и машиноместо</text:p>
      <text:p text:style-name="P3"/>
      <text:p text:style-name="P3">Помещение, склад</text:p>
      <text:p text:style-name="P3"/>
      <text:p text:style-name="P3">Коммерческая недвижимость</text:p>
      <text:p text:style-name="P3"/>
      <text:p text:style-name="P3">Другое</text:p>
      <text:p text:style-name="P1"/>
      <text:p text:style-name="P1"/>
      <text:p text:style-name="P6">Тип сделки</text:p>
      <text:p text:style-name="P5">Продам</text:p>
      <text:p text:style-name="P5"/>
      <text:p text:style-name="P5">Куплю</text:p>
      <text:p text:style-name="P5"/>
      <text:p text:style-name="P5">Обменяю</text:p>
      <text:p text:style-name="P5"/>
      <text:p text:style-name="P5">Сниму</text:p>
      <text:p text:style-name="P5"/>
      <text:p text:style-name="P5">Сдам в аренду</text:p>
      <text:p text:style-name="P5"/>
      <text:p text:style-name="P5">Временный обмен</text:p>
      <text:p text:style-name="P5"/>
      <text:p text:style-name="P5">С тест драйвом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7T04:02:33.212234973</dc:date>
    <meta:generator>LibreOffice/4.2.8.2$Linux_X86_64 LibreOffice_project/420m0$Build-2</meta:generator>
    <meta:editing-duration>PT12M50S</meta:editing-duration>
    <meta:editing-cycles>14</meta:editing-cycles>
    <meta:document-statistic meta:table-count="0" meta:image-count="0" meta:object-count="0" meta:page-count="1" meta:paragraph-count="18" meta:word-count="59" meta:character-count="409" meta:non-whitespace-character-count="351"/>
  </office:meta>
</office:document-meta>
</file>